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age</text:p>
          </table:table-cell>
          <table:table-cell office:value-type="string" calcext:value-type="string">
            <text:p>hours_lookup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linda</text:p>
          </table:table-cell>
          <table:table-cell office:value-type="float" office:value="60000" calcext:value-type="float">
            <text:p>60000</text:p>
          </table:table-cell>
          <table:table-cell table:formula="of:=FLOOKUP([.$A2];[.$F:.$G];&quot;*hours*&quot;; [.$F$1:.$G$1])" office:value-type="float" office:value="1750" calcext:value-type="float">
            <text:p>1750</text:p>
          </table:table-cell>
          <table:table-cell table:number-columns-repeated="2"/>
          <table:table-cell office:value-type="string" calcext:value-type="string">
            <text:p>bob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45000" calcext:value-type="float">
            <text:p>45000</text:p>
          </table:table-cell>
          <table:table-cell table:formula="of:=FLOOKUP([.$A3];[.$F:.$G];&quot;*hours*&quot;; [.$F$1:.$G$1])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brenda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sally</text:p>
          </table:table-cell>
          <table:table-cell office:value-type="float" office:value="46000" calcext:value-type="float">
            <text:p>46000</text:p>
          </table:table-cell>
          <table:table-cell table:formula="of:=FLOOKUP([.$A4];[.$F:.$G];&quot;*hours*&quot;; [.$F$1:.$G$1])"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craig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float" office:value="50000" calcext:value-type="float">
            <text:p>50000</text:p>
          </table:table-cell>
          <table:table-cell table:formula="of:=FLOOKUP([.$A5];[.$F:.$G];&quot;*hours*&quot;; [.$F$1:.$G$1])"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linda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brenda</text:p>
          </table:table-cell>
          <table:table-cell office:value-type="float" office:value="44000" calcext:value-type="float">
            <text:p>44000</text:p>
          </table:table-cell>
          <table:table-cell table:formula="of:=FLOOKUP([.$A6];[.$F:.$G];&quot;*hours*&quot;; [.$F$1:.$G$1])"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sally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 table:number-rows-repeated="104856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obert Schnitman</meta:initial-creator>
    <meta:creation-date>2022-10-28T04:06:37.313000000</meta:creation-date>
    <meta:generator>LibreOffice/7.4.0.3$Windows_X86_64 LibreOffice_project/f85e47c08ddd19c015c0114a68350214f7066f5a</meta:generator>
    <dc:date>2022-11-02T09:26:35.511000000</dc:date>
    <dc:creator>Robert Schnitman</dc:creator>
    <meta:editing-duration>PT33M</meta:editing-duration>
    <meta:editing-cycles>6</meta:editing-cycles>
    <meta:document-statistic meta:table-count="1" meta:cell-count="30" meta:object-count="0"/>
  </office:meta>
</office:document-meta>
</file>